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3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 style:list-style-name="L1">
      <style:text-properties fo:language="ru" fo:country="RU"/>
    </style:style>
    <style:style style:name="T1" style:family="text">
      <style:text-properties fo:font-variant="normal" fo:text-transform="none" fo:color="#666666" style:font-name="monospace" fo:font-size="11.25pt" fo:letter-spacing="normal" fo:font-style="normal" fo:font-weight="normal" loext:padding="0.0193in" loext:border="0.06pt solid #e2e8f0"/>
    </style:style>
    <style:style style:name="T2" style:family="text">
      <style:text-properties fo:font-variant="normal" fo:text-transform="none" fo:color="#666666" style:font-name="monospace" fo:font-size="11.25pt" fo:letter-spacing="normal" fo:font-style="normal" fo:font-weight="normal" officeooo:rsid="001efff4" style:font-name-asian="Noto Sans Mono CJK SC" style:font-size-asian="10pt" style:font-name-complex="Liberation Mono" style:font-size-complex="10pt" loext:padding="0.0193in" loext:border="0.06pt solid #e2e8f0"/>
    </style:style>
    <style:style style:name="T3" style:family="text">
      <style:text-properties fo:font-variant="normal" fo:text-transform="none" fo:color="#666666" style:font-name="monospace" fo:font-size="11.25pt" fo:letter-spacing="normal" fo:language="ru" fo:country="RU" fo:font-style="normal" fo:font-weight="normal" loext:padding="0.0193in" loext:border="0.06pt solid #e2e8f0"/>
    </style:style>
    <style:style style:name="T4" style:family="text">
      <style:text-properties fo:font-variant="normal" fo:text-transform="none" fo:color="#666666" style:font-name="monospace" fo:font-size="11.25pt" fo:letter-spacing="normal" fo:language="ru" fo:country="RU" fo:font-style="normal" fo:font-weight="normal" officeooo:rsid="001efff4" style:font-name-asian="Noto Sans Mono CJK SC" style:font-size-asian="10pt" style:font-name-complex="Liberation Mono" style:font-size-complex="10pt" loext:padding="0.0193in" loext:border="0.06pt solid #e2e8f0"/>
    </style:style>
    <style:style style:name="T5" style:family="text">
      <style:text-properties fo:font-variant="normal" fo:text-transform="none" fo:color="#666666" fo:letter-spacing="normal" loext:padding="0.0193in" loext:border="0.06pt solid #e2e8f0"/>
    </style:style>
    <style:style style:name="T6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7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7">Задание делается в бойлерплейте - создаете новый приватный гит репозиторий с помощью зеленой кнопки - использовать этот шаблон в правом углу гит репозитория<text:line-break/></text:span><text:a xlink:type="simple" xlink:href="https://github.com/samartsevigor/example-boilerplate-react-redux" text:style-name="Internet_20_link" text:visited-style-name="Visited_20_Internet_20_Link">https://github.com/samartsevigor/example-boilerplate-react-redux</text:a></text:p>
      <text:p text:style-name="P6">Первое и второе задания делаются в бойлере<text:line-break/>Первое - сугубо на сервер. Чтобы избежать лишних логов и работы с клиентом можете запустить только отладку сервера с помощью yarn run watch:server ( yarn run dev не запускаем)<text:line-break/>Второе - сугубо на клиент.</text:p>
      <text:h text:style-name="P5" text:outline-level="3"/>
      <text:h text:style-name="P4" text:outline-level="2">Task 1</text:h>
      <text:p text:style-name="P6">В каждом апи запросе вы должны установить заголовок перед тем, как вернуть ответ с помощью res.json</text:p>
      <text:p text:style-name="P2"><text:span text:style-name="Source_20_Text"><text:span text:style-name="T6"><text:s text:c="3"/></text:span></text:span><text:span text:style-name="Source_20_Text"><text:span text:style-name="T3">res.set('</text:span></text:span><text:span text:style-name="Source_20_Text"><text:span text:style-name="T4">itrun</text:span></text:span><text:span text:style-name="Source_20_Text"><text:span text:style-name="T3">-user', '</text:span></text:span><text:span text:style-name="Source_20_Text"><text:span text:style-name="T4">443vgdr</text:span></text:span><text:span text:style-name="Source_20_Text"><text:span text:style-name="T3">-</text:span></text:span><text:span text:style-name="Source_20_Text"><text:span text:style-name="T4">bfb5</text:span></text:span><text:span text:style-name="Source_20_Text"><text:span text:style-name="T3">-</text:span></text:span><text:span text:style-name="Source_20_Text"><text:span text:style-name="T4">5tgf</text:span></text:span><text:span text:style-name="Source_20_Text"><text:span text:style-name="T3">-b</text:span></text:span><text:span text:style-name="Source_20_Text"><text:span text:style-name="T4">56h</text:span></text:span><text:span text:style-name="Source_20_Text"><text:span text:style-name="T3">-</text:span></text:span><text:span text:style-name="Source_20_Text"><text:span text:style-name="T4">dfdfg5545gfsv</text:span></text:span><text:span text:style-name="Source_20_Text"><text:span text:style-name="T3">'); <text:s/></text:span></text:span></text:p>
      <text:p text:style-name="P3"><text:span text:style-name="Source_20_Text"><text:span text:style-name="T6"><text:s text:c="3"/></text:span></text:span><text:span text:style-name="Source_20_Text"><text:span text:style-name="T3">res.set('Access-Control-Expose-Headers', '</text:span></text:span><text:span text:style-name="Source_20_Text"><text:span text:style-name="T4">ITRUN</text:span></text:span><text:span text:style-name="Source_20_Text"><text:span text:style-name="T3">-USER') <text:s/></text:span></text:span></text:p>
      <text:p text:style-name="Text_20_body"><text:span text:style-name="T7">Для простоты установки хедеров - используйте middleware функции. </text:span><text:a xlink:type="simple" xlink:href="https://expressjs.com/en/guide/using-middleware.html" text:style-name="Internet_20_link" text:visited-style-name="Visited_20_Internet_20_Link">https://expressjs.com/en/guide/using-middleware.html</text:a></text:p>
      <text:h text:style-name="P4" text:outline-level="2">Работа с файлами в nodejs</text:h>
      <text:p text:style-name="P6">Для работы с файлами вы должны импортировать системный модуль fs. Чтобы использовать возможности промисов - надо импортировать из fs.promises</text:p>
      <text:p text:style-name="P2"><text:span text:style-name="Source_20_Text"><text:span text:style-name="T3">const { readFile, writeFile, stat, unlink } = require("fs").promises; <text:s/></text:span></text:span></text:p>
      <text:p text:style-name="P6">Для чтения и записи файла надо использовать системную переменную __dirname, которая хранит путь к папке в которой запущен скрипт.<text:line-break/>Например</text:p>
      <text:p text:style-name="P2"><text:span text:style-name="Source_20_Text"><text:span text:style-name="T6"><text:s text:c="2"/></text:span></text:span><text:span text:style-name="Source_20_Text"><text:span text:style-name="T3">`${__dirname}/test.json` <text:s/></text:span></text:span></text:p>
      <text:p text:style-name="P6">указывает на файл test.json внутри коренной директории, откуда запущено приложение</text:p>
      <text:h text:style-name="P4" text:outline-level="2">Прочесть файл</text:h>
      <text:p text:style-name="P2"><text:span text:style-name="Source_20_Text"><text:span text:style-name="T6"><text:s text:c="4"/></text:span></text:span><text:span text:style-name="Source_20_Text"><text:span text:style-name="T3">readFile(`${__dirname}/test.json`, { encoding: "utf8" }) <text:s/></text:span></text:span></text:p>
      <text:p text:style-name="P3"><text:span text:style-name="Source_20_Text"><text:span text:style-name="T6"><text:s text:c="6"/></text:span></text:span><text:span text:style-name="Source_20_Text"><text:span text:style-name="T3">.then(data =&gt; console.log(data) /* вернется текст, а не объект джаваскрипта */) <text:s/></text:span></text:span></text:p>
      <text:p text:style-name="P3"><text:span text:style-name="Source_20_Text"><text:span text:style-name="T6"><text:s text:c="6"/></text:span></text:span><text:span text:style-name="Source_20_Text"><text:span text:style-name="T3">.catch(err =&gt; /* случается когда нет файла */) <text:s/></text:span></text:span></text:p>
      <text:h text:style-name="P4" text:outline-level="2"><text:soft-page-break/>Сохранить файл</text:h>
      <text:p text:style-name="P2"><text:span text:style-name="Source_20_Text"><text:span text:style-name="T6"><text:s text:c="4"/></text:span></text:span><text:span text:style-name="Source_20_Text"><text:span text:style-name="T3">writeFile(`${__dirname}/test.json`, text, { encoding: "utf8" }) <text:s/></text:span></text:span></text:p>
      <text:p text:style-name="P3"><text:span text:style-name="Source_20_Text"><text:span text:style-name="T6"><text:s text:c="6"/></text:span></text:span><text:span text:style-name="Source_20_Text"><text:span text:style-name="T3">.then(data =&gt; console.log(data)); <text:s/></text:span></text:span></text:p>
      <text:h text:style-name="P4" text:outline-level="2">Проверить на наличие файл</text:h>
      <text:p text:style-name="P2"><text:span text:style-name="Source_20_Text"><text:span text:style-name="T6"><text:s text:c="4"/></text:span></text:span><text:span text:style-name="Source_20_Text"><text:span text:style-name="T3">stat(`${__dirname}/test.json`) <text:s/></text:span></text:span></text:p>
      <text:p text:style-name="P3"><text:span text:style-name="Source_20_Text"><text:span text:style-name="T6"><text:s text:c="6"/></text:span></text:span><text:span text:style-name="Source_20_Text"><text:span text:style-name="T3">.then(data =&gt; /* случается когда есть файла test.json */) <text:s/></text:span></text:span></text:p>
      <text:p text:style-name="P3"><text:span text:style-name="Source_20_Text"><text:span text:style-name="T6"><text:s text:c="7"/></text:span></text:span><text:span text:style-name="Source_20_Text"><text:span text:style-name="T3">.catch(err =&gt; /* случается когда нет файла test.json */) <text:s/></text:span></text:span></text:p>
      <text:p text:style-name="P3"><text:span text:style-name="Source_20_Text"><text:span text:style-name="T6"><text:s text:c="2"/></text:span></text:span></text:p>
      <text:h text:style-name="P4" text:outline-level="2">Удалить файл</text:h>
      <text:p text:style-name="P2"><text:span text:style-name="Source_20_Text"><text:span text:style-name="T6"><text:s text:c="4"/></text:span></text:span><text:span text:style-name="Source_20_Text"><text:span text:style-name="T3">unlink(`${__dirname}/test.json`) <text:s/></text:span></text:span></text:p>
      <text:p text:style-name="P6">В файл записывается строка и считывается строка. Если хотите работать с объектами, то надо приводить строку в объект и объект в строку. JSON.stringify / JSON.parse - наши лучшие друзья при работе с файлами</text:p>
      <text:p text:style-name="Text_20_body"><text:span text:style-name="T7">Создать следующее api<text:line-break/>get /api/v1/users - получает всех юзеров из файла users.json, если его нет -получает данные с сервиса </text:span><text:a xlink:type="simple" xlink:href="https://jsonplaceholder.typicode.com/users" text:style-name="Internet_20_link" text:visited-style-name="Visited_20_Internet_20_Link">https://jsonplaceholder.typicode.com/users</text:a><text:span text:style-name="T7"> и заполняет файл users.json y и возвращает данные</text:span></text:p>
      <text:p text:style-name="P6">post /api/v1/users - добавляет юзера в файл users.json, с id равным id последнего элемента + 1 и возвращает {status: 'success', id: id}<text:line-break/>patch /api/v1/users/:userId - дополняет юзера в users.json с id равным userId и возвращает { status: 'success', id: userId }</text:p>
      <text:p text:style-name="P6">delete /api/v1/users/:userId - удаляет юзера в users.json с id равным userId и возвращает { status: 'success', id: userId }<text:line-break/>delete /api/v1/users/ - удаляет файл users.json</text:p>
      <text:p text:style-name="P6"/>
      <text:p text:style-name="P6">Вы должны сделать deploy задания на хероку и указать url на приложение <text:s/></text:p>
      <text:p text:style-name="P6">Все изменения проходят в файле server.js</text:p>
      <text:p text:style-name="Text_20_body"><text:span text:style-name="T7">Для того чтобы заниматься отладкой только серверной части, без ожидания перезагрузке клиента используйте команду </text:span><text:span text:style-name="Source_20_Text"><text:span text:style-name="T7">yarn run watch:server</text:span></text:span><text:span text:style-name="T7"><text:line-break/>Для отладки используйте postman<text:line-break/>Для чистоты эксперимента добавьте имя файла с которым вы работает внутрь файла .gitignore<text:line-break/>Например</text:span></text:p>
      <text:p text:style-name="P2"><text:soft-page-break/><text:span text:style-name="Source_20_Text"><text:span text:style-name="T3">users.json <text:s/></text:span></text:span></text:p>
      <text:p text:style-name="P6">Совет по организации кода</text:p>
      <text:list xml:id="list3033375928" text:style-name="L1">
        <text:list-item>
          <text:p text:style-name="P7">вынесите чтение списка пользователей из файл и запись списка пользователей в файл в отдельные функции. Чтобы не тянуть логику чтение в файлы в каждый route.</text:p>
        </text:list-item>
        <text:list-item>
          <text:p text:style-name="P7">res.json(users) - это способ возврата джсон файла из route( с сервера). Считайте асинхронным аналогом return, после него никакой логики выполняться не должно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8:24:36.228906572</meta:creation-date>
    <dc:date>2020-05-05T19:42:43.524351536</dc:date>
    <meta:editing-duration>PT58M41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3" meta:paragraph-count="38" meta:word-count="457" meta:character-count="3463" meta:non-whitespace-character-count="2958"/>
  </office:meta>
</office:document-meta>
</file>